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" svg:font-family="Times" style:font-family-generic="roma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MathematicaCellInput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138a32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" style:family="paragraph" style:parent-style-name="MathematicaCellInput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13fcb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" style:family="paragraph" style:parent-style-name="MathematicaCellInput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18b3bc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" style:family="paragraph" style:parent-style-name="MathematicaCellInput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1badc3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" style:family="paragraph" style:parent-style-name="MathematicaCellInput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1e7b1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6" style:family="paragraph" style:parent-style-name="Standard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21c09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" style:family="paragraph" style:parent-style-name="MathematicaCellInput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21c09f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8" style:family="paragraph" style:parent-style-name="MathematicaCellInput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138a32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9" style:family="paragraph" style:parent-style-name="MathematicaCellInput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13fcb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0" style:family="paragraph" style:parent-style-name="MathematicaCellInput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24073c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" style:family="text">
      <style:text-properties style:font-name="Calibri" officeooo:rsid="000b4034"/>
    </style:style>
    <style:style style:name="T2" style:family="text">
      <style:text-properties style:font-name="Calibri" officeooo:rsid="0018b3bc"/>
    </style:style>
    <style:style style:name="T3" style:family="text">
      <style:text-properties style:font-name="Calibri" officeooo:rsid="001cca83"/>
    </style:style>
    <style:style style:name="T4" style:family="text">
      <style:text-properties style:font-name="Calibri" officeooo:rsid="003060b7"/>
    </style:style>
    <style:style style:name="T5" style:family="text">
      <style:text-properties style:font-name="Calibri" officeooo:rsid="0033c1b1"/>
    </style:style>
    <style:style style:name="T6" style:family="text">
      <style:text-properties style:font-name="Calibri" officeooo:rsid="002e7ae3"/>
    </style:style>
    <style:style style:name="T7" style:family="text">
      <style:text-properties style:font-name="Calibri" officeooo:rsid="0024073c"/>
    </style:style>
    <style:style style:name="T8" style:family="text">
      <style:text-properties style:font-name="Times New Roman" style:font-name-asian="Courier New" style:font-name-complex="Courier New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MathematicaFormatStandardForm"><text:span text:style-name="T1"><draw:frame draw:style-name="fr1" draw:name="Object10" text:anchor-type="as-char" svg:y="-0.2937in" svg:width="2.7492in" svg:height="0.5382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/text:p>
      <text:p text:style-name="P4"><text:span text:style-name="MathematicaFormatStandardForm"><text:span text:style-name="T1"/></text:span></text:p>
      <text:p text:style-name="P4"><text:span text:style-name="MathematicaFormatStandardForm"><text:span text:style-name="T1"/></text:span></text:p>
      <text:p text:style-name="P4"><text:span text:style-name="MathematicaFormatStandardForm"><text:span text:style-name="T3">function L(n,j){ return (n&lt;j) ? 0: Math.log(j) - L(n/j,2) + L(n,j+1);}</text:span></text:span></text:p>
      <text:p text:style-name="P1"><text:span text:style-name="MathematicaFormatStandardForm"><text:span text:style-name="T1"/></text:span></text:p>
      <text:p text:style-name="P3"><text:span text:style-name="MathematicaFormatStandardForm"><text:span text:style-name="T2">Chebyshev's Second Function</text:span></text:span><text:span text:style-name="MathematicaFormatStandardForm"><text:span text:style-name="T1"><draw:frame draw:style-name="fr1" draw:name="Object4" text:anchor-type="as-char" svg:y="-0.1244in" svg:width="0.9055in" svg:height="0.1591in" draw:z-index="2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/></text:span></text:p>
      <text:p text:style-name="P10"><text:span text:style-name="MathematicaFormatStandardForm"><text:span text:style-name="T1"><draw:frame draw:style-name="fr1" draw:name="Object8" text:anchor-type="as-char" svg:y="-0.2098in" svg:width="2.6701in" svg:height="0.3693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/text:p>
      <text:p text:style-name="P10"><text:span text:style-name="MathematicaFormatStandardForm"><text:span text:style-name="T1"/></text:span></text:p>
      <text:p text:style-name="P10"><text:span text:style-name="MathematicaFormatStandardForm"><text:span text:style-name="T6">function B(n,a,t, k){ return (t &gt; n ) ? 0: t*</text:span></text:span><text:span text:style-name="MathematicaFormatStandardForm"><text:span text:style-name="T7">Math.log(a)</text:span></text:span><text:span text:style-name="MathematicaFormatStandardForm"><text:span text:style-name="T6"> + B(n,a,a * t, k+1);}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1" text:anchor-type="as-char" svg:y="-0.2937in" svg:width="3.2957in" svg:height="0.5382in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/></text:span></text:p>
      <text:p text:style-name="P6"><text:span text:style-name="MathematicaFormatStandardForm"><text:span text:style-name="T8"><draw:frame draw:style-name="fr2" draw:name="Object575" text:anchor-type="as-char" svg:y="-0.2043in" svg:width="1.6217in" svg:height="0.3283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/text:p>
      <text:p text:style-name="P7"><text:span text:style-name="MathematicaFormatStandardForm"><text:span text:style-name="T1"/></text:span></text:p>
      <text:p text:style-name="P7"><text:span text:style-name="MathematicaFormatStandardForm"><text:span text:style-name="T4">function A(n,a){ return 1-a * (Math.floor( n/a )-Math.floor( (n-1)/a ));}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/></text:span></text:p>
      <text:p text:style-name="P5"><text:span text:style-name="MathematicaFormatStandardForm"><text:span text:style-name="T1"><draw:frame draw:style-name="fr1" draw:name="Object2" text:anchor-type="as-char" svg:y="-0.2937in" svg:width="3.2591in" svg:height="0.5382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/></text:span></text:p>
      <text:p text:style-name="P6"><text:span text:style-name="MathematicaFormatStandardForm"><text:span text:style-name="T8"><draw:frame draw:style-name="fr2" draw:name="Object5" text:anchor-type="as-char" svg:y="-0.2043in" svg:width="2.4661in" svg:height="0.3583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/text:p>
      <text:p text:style-name="P7"><text:span text:style-name="MathematicaFormatStandardForm"><text:span text:style-name="T1"/></text:span></text:p>
      <text:p text:style-name="P7"><text:span text:style-name="MathematicaFormatStandardForm"><text:span text:style-name="T5">function A(n,a,b){ return b * (Math.floor( n/b )-Math.floor( (n-1)/b ))-a * (Math.floor( n/a )-Math.floor( (n-1)/a ));}</text:span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/></text:span></text:p>
      <text:p text:style-name="P5"><text:span text:style-name="MathematicaFormatStandardForm"><text:span text:style-name="T1"><draw:frame draw:style-name="fr1" draw:name="Object3" text:anchor-type="as-char" svg:y="-0.3102in" svg:width="3.5193in" svg:height="0.5709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" svg:font-family="Times" style:font-family-generic="roma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MathematicaCellInput" style:family="paragraph">
      <style:paragraph-properties fo:text-align="start" style:justify-single-word="false" style:text-autospace="none"/>
      <style:text-properties style:text-outline="false" style:text-line-through-style="none" style:text-line-through-type="none" style:font-name="Times" fo:font-family="Times" style:font-family-generic="roman" fo:font-size="12pt" fo:letter-spacing="normal" fo:font-style="normal" fo:text-shadow="none" style:text-underline-style="none" fo:font-weight="bold" style:font-name-asian="Times" style:font-family-asian="Times" style:font-family-generic-asian="roman" style:font-size-asian="12pt" style:font-style-asian="normal" style:font-weight-asian="bold" style:font-name-complex="Times" style:font-family-complex="Times" style:font-family-generic-complex="roman" style:font-size-complex="12pt" style:font-style-complex="normal" style:font-weight-complex="bold"/>
    </style:style>
    <style:style style:name="MathematicaFormatStandardForm" style:family="text">
      <style:text-properties style:font-name="Courier" fo:font-family="Courier" style:font-family-generic="modern" style:font-pitch="fixed" style:font-name-asian="Courier" style:font-family-asian="Courier" style:font-family-generic-asian="modern" style:font-pitch-asian="fixed" style:font-name-complex="Courier" style:font-family-complex="Courier" style:font-family-generic-complex="modern" style:font-pitch-complex="fixed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3T19:01:18.400000000</meta:creation-date>
    <meta:generator>LibreOffice/5.0.0.5$Windows_x86 LibreOffice_project/1b1a90865e348b492231e1c451437d7a15bb262b</meta:generator>
    <dc:date>2015-08-24T10:46:18.194000000</dc:date>
    <meta:editing-duration>PT14H20M40S</meta:editing-duration>
    <meta:editing-cycles>18</meta:editing-cycles>
    <meta:document-statistic meta:table-count="0" meta:image-count="0" meta:object-count="8" meta:page-count="1" meta:paragraph-count="12" meta:word-count="56" meta:character-count="367" meta:non-whitespace-character-count="316"/>
  </office:meta>
</office:document-meta>
</file>

<file path=Object 1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n</mi>
              <mi>,</mi>
              <mi>j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i>log</mi>
                    <mrow>
                      <mi>j</mi>
                      <mo stretchy="false">−</mo>
                      <mi>L</mi>
                    </mrow>
                    <mrow>
                      <mrow>
                        <mo fence="true" stretchy="false">(</mo>
                        <mrow>
                          <mrow>
                            <mfrac>
                              <mi>n</mi>
                              <mi>j</mi>
                            </mfrac>
                            <mi>,</mi>
                            <mn>2</mn>
                          </mrow>
                        </mrow>
                        <mo fence="true" stretchy="false">)</mo>
                      </mrow>
                      <mo stretchy="false">+</mo>
                      <mi>L</mi>
                    </mrow>
                    <mrow>
                      <mo fence="true" stretchy="false">(</mo>
                      <mrow>
                        <mrow>
                          <mi>n</mi>
                          <mi>,</mi>
                          <mrow>
                            <mi>j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text>    if</mtext>
                    <mrow>
                      <mi>n</mi>
                      <mo stretchy="false">≥</mo>
                      <mi>j</mi>
                    </mrow>
                  </mrow>
                </mtd>
              </mtr>
              <mtr>
                <mtd>
                  <mrow>
                    <mn>0</mn>
                    <mtext>                                             if</mtext>
                    <mrow>
                      <mi>n</mi>
                      <mo stretchy="false">&lt;</mo>
                      <mi>j</mi>
                    </mrow>
                  </mrow>
                </mtd>
              </mtr>
            </mtable>
          </mrow>
        </mrow>
      </mrow>
    </mrow>
    <annotation encoding="StarMath 5.0">L(n,j) = left lbrace
  stack {
    log j-L( n over j,2 ) + L(n,j+1) "    if" n&gt;=j#
    0"                                             if"n&lt;j
  }
right none</annotation>
  </semantics>
</math>
</file>

<file path=Object 2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n</mi>
              <mi>,</mi>
              <mn>2</mn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row>
                        <msup>
                          <mrow>
                            <mo fence="true"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fence="true" stretchy="false">)</mo>
                          </mrow>
                          <mrow>
                            <mi>j</mi>
                            <mo stretchy="false">+</mo>
                            <mn>1</mn>
                          </mrow>
                        </msup>
                        <mo stretchy="false">⋅</mo>
                        <mrow>
                          <mo fence="true" stretchy="false">(</mo>
                          <mrow>
                            <mrow>
                              <mi>log</mi>
                              <mrow>
                                <mi>j</mi>
                                <mo stretchy="false">−</mo>
                                <mi>L</mi>
                              </mrow>
                              <mrow>
                                <mo fence="true" stretchy="false">(</mo>
                                <mrow>
                                  <mrow>
                                    <mfrac>
                                      <mi>n</mi>
                                      <mi>j</mi>
                                    </mfrac>
                                    <mi>,</mi>
                                    <mn>2</mn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  <mo stretchy="false">+</mo>
                      <mi>L</mi>
                    </mrow>
                    <mrow>
                      <mo fence="true" stretchy="false">(</mo>
                      <mrow>
                        <mrow>
                          <mi>n</mi>
                          <mi>,</mi>
                          <mrow>
                            <mi>j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text>    if</mtext>
                    <mrow>
                      <mi>n</mi>
                      <mo stretchy="false">≥</mo>
                      <mi>j</mi>
                    </mrow>
                  </mrow>
                </mtd>
              </mtr>
              <mtr>
                <mtd>
                  <mrow>
                    <mn>0</mn>
                    <mtext>                                                             if</mtext>
                    <mrow>
                      <mi>n</mi>
                      <mo stretchy="false">&lt;</mo>
                      <mi>j</mi>
                    </mrow>
                  </mrow>
                </mtd>
              </mtr>
            </mtable>
          </mrow>
        </mrow>
      </mrow>
    </mrow>
    <annotation encoding="StarMath 5.0">L(n,2) = left lbrace
  stack {
    (-1)^{j+1} cdot (log j-L( n over j,2 )) + L(n,j+1) "    if" n&gt;=j#
    0"                                                             if"n&lt;j
  }
right none</annotation>
  </semantics>
</math>
</file>

<file path=Object 3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n</mi>
              <mi>,</mi>
              <mn>2</mn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sub>
                      <mi>A</mi>
                      <mi>a</mi>
                    </msub>
                    <mrow>
                      <mrow>
                        <mrow>
                          <mo fence="true" stretchy="false">(</mo>
                          <mrow>
                            <mi>j</mi>
                          </mrow>
                          <mo fence="true" stretchy="false">)</mo>
                        </mrow>
                        <mo stretchy="false">⋅</mo>
                        <mrow>
                          <mo fence="true" stretchy="false">(</mo>
                          <mrow>
                            <mrow>
                              <mi>log</mi>
                              <mrow>
                                <mi>j</mi>
                                <mo stretchy="false">−</mo>
                                <mi>L</mi>
                              </mrow>
                              <mrow>
                                <mo fence="true" stretchy="false">(</mo>
                                <mrow>
                                  <mrow>
                                    <mfrac>
                                      <mi>n</mi>
                                      <mi>j</mi>
                                    </mfrac>
                                    <mi>,</mi>
                                    <mn>2</mn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  <mo stretchy="false">+</mo>
                      <mi>L</mi>
                    </mrow>
                    <mrow>
                      <mo fence="true" stretchy="false">(</mo>
                      <mrow>
                        <mrow>
                          <mi>n</mi>
                          <mi>,</mi>
                          <mrow>
                            <mi>j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text>    if</mtext>
                    <mrow>
                      <mi>n</mi>
                      <mo stretchy="false">≥</mo>
                      <mi>j</mi>
                    </mrow>
                  </mrow>
                </mtd>
              </mtr>
              <mtr>
                <mtd>
                  <mrow>
                    <mn>0</mn>
                    <mtext>                                                             if</mtext>
                    <mrow>
                      <mi>n</mi>
                      <mo stretchy="false">&lt;</mo>
                      <mi>j</mi>
                    </mrow>
                  </mrow>
                </mtd>
              </mtr>
            </mtable>
          </mrow>
        </mrow>
      </mrow>
    </mrow>
    <annotation encoding="StarMath 5.0">L(n,2) = left lbrace
  stack {
    A_a(j) cdot (log j-L( n over j,2 )) + L(n,j+1) "    if" n&gt;=j#
    0"                                                             if"n&lt;j
  }
right none</annotation>
  </semantics>
</math>
</file>

<file path=Object 4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n</mi>
              <mi>,</mi>
              <mn>2</mn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i>b</mi>
                      <mo stretchy="false">⋅</mo>
                      <msub>
                        <mi>A</mi>
                        <mfrac>
                          <mi>a</mi>
                          <mi>b</mi>
                        </mfrac>
                      </msub>
                    </mrow>
                    <mrow>
                      <mrow>
                        <mrow>
                          <mo fence="true" stretchy="false">(</mo>
                          <mrow>
                            <mi>j</mi>
                          </mrow>
                          <mo fence="true" stretchy="false">)</mo>
                        </mrow>
                        <mo stretchy="false">⋅</mo>
                        <mrow>
                          <mo fence="true" stretchy="false">(</mo>
                          <mrow>
                            <mrow>
                              <mi>log</mi>
                              <mrow>
                                <mi>j</mi>
                                <mo stretchy="false">−</mo>
                                <mi>L</mi>
                              </mrow>
                              <mrow>
                                <mo fence="true" stretchy="false">(</mo>
                                <mrow>
                                  <mrow>
                                    <mfrac>
                                      <mi>n</mi>
                                      <mi>j</mi>
                                    </mfrac>
                                    <mi>,</mi>
                                    <mrow>
                                      <mn>1</mn>
                                      <mo stretchy="false">+</mo>
                                      <mi>b</mi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  <mo stretchy="false">+</mo>
                      <mi>L</mi>
                    </mrow>
                    <mrow>
                      <mo fence="true" stretchy="false">(</mo>
                      <mrow>
                        <mrow>
                          <mi>n</mi>
                          <mi>,</mi>
                          <mrow>
                            <mi>j</mi>
                            <mo stretchy="false">+</mo>
                            <mi>b</mi>
                          </mrow>
                        </mrow>
                      </mrow>
                      <mo fence="true" stretchy="false">)</mo>
                    </mrow>
                    <mtext>    if</mtext>
                    <mrow>
                      <mi>n</mi>
                      <mo stretchy="false">≥</mo>
                      <mi>j</mi>
                    </mrow>
                  </mrow>
                </mtd>
              </mtr>
              <mtr>
                <mtd>
                  <mrow>
                    <mn>0</mn>
                    <mtext>                                                                   if</mtext>
                    <mrow>
                      <mi>n</mi>
                      <mo stretchy="false">&lt;</mo>
                      <mi>j</mi>
                    </mrow>
                  </mrow>
                </mtd>
              </mtr>
            </mtable>
          </mrow>
        </mrow>
      </mrow>
    </mrow>
    <annotation encoding="StarMath 5.0">L(n,2) = left lbrace
  stack {
    b cdot A_{a over b}(j) cdot (log j-L( n over j,1+b )) + L(n,j+b) "    if" n&gt;=j#
    0"                                                                   if"n&lt;j
  }
right none</annotation>
  </semantics>
</math>
</file>

<file path=Object 5/content.xml><?xml version="1.0" encoding="utf-8"?>
<math xmlns="http://www.w3.org/1998/Math/MathML">
  <semantics>
    <mrow>
      <mi mathvariant="normal">ψ</mi>
      <mrow>
        <mrow>
          <mo fence="true" stretchy="false">(</mo>
          <mrow>
            <mi>n</mi>
          </mrow>
          <mo fence="true" stretchy="false">)</mo>
        </mrow>
        <mo stretchy="false">=</mo>
        <mi>L</mi>
      </mrow>
      <mrow>
        <mo fence="true" stretchy="false">(</mo>
        <mrow>
          <mrow>
            <mi>n</mi>
            <mi>,</mi>
            <mn>2</mn>
          </mrow>
        </mrow>
        <mo fence="true" stretchy="false">)</mo>
      </mrow>
    </mrow>
    <annotation encoding="StarMath 5.0">%psi(n) = L(n,2)</annotation>
  </semantics>
</math>
</file>

<file path=Object 6/content.xml><?xml version="1.0" encoding="utf-8"?>
<math xmlns="http://www.w3.org/1998/Math/MathML" display="block">
  <semantics>
    <mrow>
      <msub>
        <mi>A</mi>
        <mi>a</mi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n>1</mn>
          <mo stretchy="false">−</mo>
          <mrow>
            <mi>a</mi>
            <mo stretchy="false">⋅</mo>
            <mrow>
              <mo fence="true" stretchy="false">(</mo>
              <mrow>
                <mrow>
                  <mrow>
                    <mo fence="true" stretchy="false">⌊</mo>
                    <mrow>
                      <mfrac>
                        <mi>n</mi>
                        <mi>a</mi>
                      </mfrac>
                    </mrow>
                    <mo fence="true" stretchy="false">⌋</mo>
                  </mrow>
                  <mo stretchy="false">−</mo>
                  <mrow>
                    <mo fence="true" stretchy="false">⌊</mo>
                    <mrow>
                      <mfrac>
                        <mrow>
                          <mi>n</mi>
                          <mo stretchy="false">−</mo>
                          <mn>1</mn>
                        </mrow>
                        <mi>a</mi>
                      </mfrac>
                    </mrow>
                    <mo fence="true" stretchy="false">⌋</mo>
                  </mrow>
                </mrow>
              </mrow>
              <mo fence="true" stretchy="false">)</mo>
            </mrow>
          </mrow>
        </mrow>
      </mrow>
    </mrow>
    <annotation encoding="StarMath 5.0">A_{a}(n) = 1-a cdot (lfloor n over a rfloor - lfloor {n - 1} over a rfloor )</annotation>
  </semantics>
</math>
</file>

<file path=Object 7/content.xml><?xml version="1.0" encoding="utf-8"?>
<math xmlns="http://www.w3.org/1998/Math/MathML" display="block">
  <semantics>
    <mrow>
      <msub>
        <mi>A</mi>
        <mfrac>
          <mi>a</mi>
          <mi>b</mi>
        </mfrac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row>
            <mi>b</mi>
            <mo stretchy="false">⋅</mo>
            <mrow>
              <mo fence="true" stretchy="false">(</mo>
              <mrow>
                <mrow>
                  <mrow>
                    <mo fence="true" stretchy="false">⌊</mo>
                    <mrow>
                      <mfrac>
                        <mi>n</mi>
                        <mi>b</mi>
                      </mfrac>
                    </mrow>
                    <mo fence="true" stretchy="false">⌋</mo>
                  </mrow>
                  <mo stretchy="false">−</mo>
                  <mrow>
                    <mo fence="true" stretchy="false">⌊</mo>
                    <mrow>
                      <mfrac>
                        <mrow>
                          <mi>n</mi>
                          <mo stretchy="false">−</mo>
                          <mn>1</mn>
                        </mrow>
                        <mi>b</mi>
                      </mfrac>
                    </mrow>
                    <mo fence="true" stretchy="false">⌋</mo>
                  </mrow>
                </mrow>
              </mrow>
              <mo fence="true" stretchy="false">)</mo>
            </mrow>
          </mrow>
          <mo stretchy="false">−</mo>
          <mrow>
            <mi>a</mi>
            <mo stretchy="false">⋅</mo>
            <mrow>
              <mo fence="true" stretchy="false">(</mo>
              <mrow>
                <mrow>
                  <mrow>
                    <mo fence="true" stretchy="false">⌊</mo>
                    <mrow>
                      <mfrac>
                        <mi>n</mi>
                        <mi>a</mi>
                      </mfrac>
                    </mrow>
                    <mo fence="true" stretchy="false">⌋</mo>
                  </mrow>
                  <mo stretchy="false">−</mo>
                  <mrow>
                    <mo fence="true" stretchy="false">⌊</mo>
                    <mrow>
                      <mfrac>
                        <mrow>
                          <mi>n</mi>
                          <mo stretchy="false">−</mo>
                          <mn>1</mn>
                        </mrow>
                        <mi>a</mi>
                      </mfrac>
                    </mrow>
                    <mo fence="true" stretchy="false">⌋</mo>
                  </mrow>
                </mrow>
              </mrow>
              <mo fence="true" stretchy="false">)</mo>
            </mrow>
          </mrow>
        </mrow>
      </mrow>
    </mrow>
    <annotation encoding="StarMath 5.0">A_{a over b}(n) = b cdot (lfloor n over b rfloor - lfloor {n - 1} over b rfloor )-a cdot (lfloor n over a rfloor - lfloor {n - 1} over a rfloor )</annotation>
  </semantics>
</math>
</file>

<file path=Object 8/content.xml><?xml version="1.0" encoding="utf-8"?>
<math xmlns="http://www.w3.org/1998/Math/MathML" display="block">
  <semantics>
    <mrow>
      <msub>
        <mi>B</mi>
        <mi>k</mi>
      </msub>
      <mrow>
        <mrow>
          <mo fence="true" stretchy="false">(</mo>
          <mrow>
            <mrow>
              <mi>n</mi>
              <mi>,</mi>
              <mi>a</mi>
              <mi>,</mi>
              <mi>t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i>t</mi>
                      <mo stretchy="false">⋅</mo>
                      <mi>log</mi>
                    </mrow>
                    <mrow>
                      <mi>a</mi>
                      <mo stretchy="false">+</mo>
                      <msub>
                        <mi>B</mi>
                        <mrow>
                          <mi>k</mi>
                          <mo stretchy="false">+</mo>
                          <mn>1</mn>
                        </mrow>
                      </msub>
                    </mrow>
                    <mrow>
                      <mo fence="true" stretchy="false">(</mo>
                      <mrow>
                        <mrow>
                          <mi>n</mi>
                          <mi>,</mi>
                          <mi>a</mi>
                          <mi>,</mi>
                          <mrow>
                            <mi>a</mi>
                            <mo stretchy="false">⋅</mo>
                            <mi>t</mi>
                          </mrow>
                        </mrow>
                      </mrow>
                      <mo fence="true" stretchy="false">)</mo>
                    </mrow>
                    <mtext>    if</mtext>
                    <mrow>
                      <mi>t</mi>
                      <mo stretchy="false">≤</mo>
                      <mi>n</mi>
                    </mrow>
                  </mrow>
                </mtd>
              </mtr>
              <mtr>
                <mtd>
                  <mrow>
                    <mn>0</mn>
                    <mtext>                                       if</mtext>
                    <mrow>
                      <mi>t</mi>
                      <mo stretchy="false">&gt;</mo>
                      <mi>n</mi>
                    </mrow>
                  </mrow>
                </mtd>
              </mtr>
            </mtable>
          </mrow>
        </mrow>
      </mrow>
    </mrow>
    <annotation encoding="StarMath 5.0">B_k(n,a, t) = left lbrace
  stack {
    t cdot log a + B_{k+1}(n,a, a cdot t) "    if" t&lt;= n#
    0"                                       if"t&gt; n
  }
right none</annotation>
  </semantics>
</math>
</file>